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eeeeee" draw:textarea-horizontal-align="justify" draw:textarea-vertical-align="middle" draw:auto-grow-height="false" fo:min-height="17.45cm" fo:min-width="27.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2.45cm" fo:min-width="26.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6.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85cm" fo:min-width="16.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4.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6.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85cm" fo:min-width="9.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3.9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3cm" svg:height="12.7cm" svg:x="1.2cm" svg:y="1.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draw:layer="layout" svg:width="27.3cm" svg:height="2cm" svg:x="1.2cm" svg:y="16.2cm">
          <text:p text:style-name="P3"><text:span text:style-name="T1">Ethereu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9cm" svg:height="6.1cm" svg:x="1.3cm" svg:y="6.2cm">
          <text:p text:style-name="P5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2" draw:layer="layout" svg:width="5.3cm" svg:height="3.5cm" svg:x="1.439cm" svg:y="7.223cm">
          <text:p text:style-name="P5">Contract </text:p>
          <text:p text:style-name="P5">Deploy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3cm" svg:height="3.5cm" svg:x="12.6cm" svg:y="7.2cm">
          <text:p text:style-name="P5">Contract </text:p>
          <text:p text:style-name="P5">Interactio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6.9cm" svg:height="1.8cm" svg:x="1.4cm" svg:y="1.4cm">
          <text:p text:style-name="P3"><text:span text:style-name="T1">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9.9cm" svg:height="6.1cm" svg:x="18.4cm" svg:y="6.2cm">
          <text:p text:style-name="P5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3cm" svg:height="3.5cm" svg:x="7cm" svg:y="7.2cm">
          <text:p text:style-name="P5">Scenario</text:p>
          <text:p text:style-name="P5">Read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cm" svg:height="3.5cm" svg:x="18.7cm" svg:y="7.2cm">
          <text:p text:style-name="P5">Data </text:p>
          <text:p text:style-name="P5">Retriev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cm" svg:height="3.5cm" svg:x="23.6cm" svg:y="7.2cm">
          <text:p text:style-name="P5">Data </text:p>
          <text:p text:style-name="P5">Formatting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3cm" svg:height="0.962cm" svg:x="14.5cm" svg:y="11.138cm">
          <draw:text-box>
            <text:p text:style-name="P6"><text:span text:style-name="T1">Simulator</text:span></text:p>
          </draw:text-box>
        </draw:frame>
        <draw:frame draw:style-name="gr10" draw:text-style-name="P7" draw:layer="layout" svg:width="5.3cm" svg:height="0.962cm" svg:x="22.9cm" svg:y="11.1cm">
          <draw:text-box>
            <text:p text:style-name="P6"><text:span text:style-name="T1">Data Middleware</text:span></text:p>
          </draw:text-box>
        </draw:frame>
        <draw:frame draw:style-name="gr9" draw:text-style-name="P7" draw:layer="layout" svg:width="6.1cm" svg:height="0.962cm" svg:x="22.4cm" svg:y="12.8cm">
          <draw:text-box>
            <text:p text:style-name="P6"><text:span text:style-name="T1">Crowdfund Modeler</text:span></text:p>
          </draw:text-box>
        </draw:frame>
        <draw:line draw:style-name="gr11" draw:text-style-name="P8" draw:layer="layout" svg:x1="9.6cm" svg:y1="3.3cm" svg:x2="9.6cm" svg:y2="6.2cm">
          <text:p/>
        </draw:line>
        <draw:line draw:style-name="gr11" draw:text-style-name="P8" draw:layer="layout" svg:x1="10cm" svg:y1="6.2cm" svg:x2="10cm" svg:y2="3.2cm">
          <text:p/>
        </draw:line>
        <draw:line draw:style-name="gr11" draw:text-style-name="P8" draw:layer="layout" svg:x1="23.4cm" svg:y1="3.2cm" svg:x2="23.4cm" svg:y2="6.2cm">
          <text:p/>
        </draw:line>
        <draw:line draw:style-name="gr11" draw:text-style-name="P8" draw:layer="layout" svg:x1="23.9cm" svg:y1="6.2cm" svg:x2="23.9cm" svg:y2="3.2cm">
          <text:p/>
        </draw:line>
        <draw:line draw:style-name="gr11" draw:text-style-name="P8" draw:layer="layout" svg:x1="9.4cm" svg:y1="13.9cm" svg:x2="9.4cm" svg:y2="16.2cm">
          <text:p/>
        </draw:line>
        <draw:line draw:style-name="gr11" draw:text-style-name="P8" draw:layer="layout" svg:x1="9.8cm" svg:y1="16.2cm" svg:x2="9.8cm" svg:y2="13.9cm">
          <text:p/>
        </draw:line>
        <draw:line draw:style-name="gr11" draw:text-style-name="P8" draw:layer="layout" svg:x1="22.1cm" svg:y1="16.201cm" svg:x2="22.1cm" svg:y2="13.9cm">
          <text:p/>
        </draw:line>
        <draw:line draw:style-name="gr11" draw:text-style-name="P8" draw:layer="layout" svg:x1="21.7cm" svg:y1="13.9cm" svg:x2="21.7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4:01:38.017288061</meta:creation-date>
    <dc:date>2017-11-27T14:54:17.109553508</dc:date>
    <meta:editing-duration>PT20M22S</meta:editing-duration>
    <meta:editing-cycles>5</meta:editing-cycles>
    <meta:generator>LibreOffice/5.1.6.2$Linux_X86_64 LibreOffice_project/10m0$Build-2</meta:generator>
    <meta:document-statistic meta:object-count="22"/>
  </office:meta>
</office:document-meta>
</file>